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1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1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1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1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1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1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1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1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1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1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1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1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1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1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1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1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1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1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1" fo:font-size="11pt" fo:font-style="normal" fo:font-weight="bold" officeooo:rsid="004f86b8" officeooo:paragraph-rsid="0065fb2f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1" fo:font-size="11pt" fo:font-style="normal" fo:font-weight="bold" officeooo:rsid="004f86b8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Arial1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style:font-name="Arial1" fo:font-size="11pt" fo:font-style="normal" fo:font-weight="bold" officeooo:rsid="0061eb5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Arial1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Arial1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Arial1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Arial1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28" style:family="paragraph" style:parent-style-name="Standard">
      <style:text-properties officeooo:paragraph-rsid="000e34b9"/>
    </style:style>
    <style:style style:name="P29" style:family="paragraph" style:parent-style-name="Standard">
      <style:text-properties officeooo:paragraph-rsid="000afa74"/>
    </style:style>
    <style:style style:name="P30" style:family="paragraph" style:parent-style-name="Standard">
      <style:text-properties officeooo:paragraph-rsid="0013cf80"/>
    </style:style>
    <style:style style:name="P31" style:family="paragraph" style:parent-style-name="Standard">
      <style:text-properties officeooo:paragraph-rsid="00305af5"/>
    </style:style>
    <style:style style:name="P32" style:family="paragraph" style:parent-style-name="Standard">
      <style:text-properties officeooo:paragraph-rsid="00332961"/>
    </style:style>
    <style:style style:name="P33" style:family="paragraph" style:parent-style-name="Standard">
      <style:text-properties officeooo:paragraph-rsid="00374b55"/>
    </style:style>
    <style:style style:name="P34" style:family="paragraph" style:parent-style-name="Standard">
      <style:text-properties style:text-line-through-style="none" style:text-line-through-type="none" style:font-name="Arial1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text-properties style:text-line-through-style="none" style:text-line-through-type="none" style:font-name="Arial1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text-properties style:text-line-through-style="solid" style:text-line-through-type="single" style:font-name="Arial1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text-properties style:text-line-through-style="solid" style:text-line-through-type="single" officeooo:paragraph-rsid="000afa74"/>
    </style:style>
    <style:style style:name="P38" style:family="paragraph" style:parent-style-name="Standard">
      <style:text-properties officeooo:paragraph-rsid="004f86b8"/>
    </style:style>
    <style:style style:name="P39" style:family="paragraph" style:parent-style-name="Standard">
      <style:text-properties officeooo:paragraph-rsid="00600000"/>
    </style:style>
    <style:style style:name="P40" style:family="paragraph" style:parent-style-name="Standard">
      <style:text-properties officeooo:paragraph-rsid="0066f34a"/>
    </style:style>
    <style:style style:name="P41" style:family="paragraph" style:parent-style-name="Standard">
      <style:text-properties style:font-name="Arial1" fo:font-size="11pt" fo:font-style="normal" fo:font-weight="bold" officeooo:rsid="0066f34a" officeooo:paragraph-rsid="0066f34a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text-properties officeooo:paragraph-rsid="000e34b9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1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1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1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1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1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1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1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1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1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1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1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1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1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1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1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1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1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1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1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1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1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1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1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1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1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1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1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1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1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1" fo:font-size="11pt" fo:font-style="normal" fo:font-weight="bold" officeooo:rsid="0059c179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1" fo:font-size="11pt" fo:font-style="normal" fo:font-weight="bold" officeooo:rsid="005b577b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1" fo:font-size="11pt" fo:font-style="normal" fo:font-weight="bold" officeooo:rsid="005c13c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1" fo:font-size="11pt" fo:font-style="normal" fo:font-weight="bold" officeooo:rsid="00600000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1" fo:font-size="11pt" fo:font-style="normal" fo:font-weight="bold" officeooo:rsid="0061eb54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1" fo:font-size="11pt" fo:font-style="normal" fo:font-weight="bold" officeooo:rsid="0064a365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1" fo:font-size="11pt" fo:font-style="normal" fo:font-weight="bold" officeooo:rsid="0066f34a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1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Arial1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Arial1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Arial1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Arial1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Arial1" fo:font-size="11pt" fo:font-style="normal" fo:font-weight="normal" officeooo:rsid="0059c179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1" fo:font-size="11pt" fo:font-style="normal" fo:font-weight="normal" officeooo:rsid="006a8335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1" fo:font-size="18pt" fo:font-style="italic" officeooo:rsid="000a11f7" style:font-size-asian="18pt" style:font-style-asian="italic" style:font-size-complex="18pt" style:font-style-complex="italic"/>
    </style:style>
    <style:style style:name="T46" style:family="text">
      <style:text-properties style:font-name="Arial1" fo:font-size="18pt" fo:font-style="italic" officeooo:rsid="000afa74" style:font-size-asian="18pt" style:font-style-asian="italic" style:font-size-complex="18pt" style:font-style-complex="italic"/>
    </style:style>
    <style:style style:name="T47" style:family="text">
      <style:text-properties style:font-name="Arial1" fo:font-size="18pt" fo:font-style="italic" officeooo:rsid="000e34b9" style:font-size-asian="18pt" style:font-style-asian="italic" style:font-size-complex="18pt" style:font-style-complex="italic"/>
    </style:style>
    <style:style style:name="T48" style:family="text">
      <style:text-properties style:font-name="Arial1" fo:font-size="18pt" fo:font-style="italic" officeooo:rsid="00488c42" style:font-size-asian="18pt" style:font-style-asian="italic" style:font-size-complex="18pt" style:font-style-complex="italic"/>
    </style:style>
    <style:style style:name="T49" style:family="text">
      <style:text-properties style:font-name="Arial1" fo:font-size="18pt" fo:font-style="italic" officeooo:rsid="005d2ddd" style:font-size-asian="18pt" style:font-style-asian="italic" style:font-size-complex="18pt" style:font-style-complex="italic"/>
    </style:style>
    <style:style style:name="T50" style:family="text">
      <style:text-properties style:font-name="Arial1" fo:font-size="18pt" fo:font-style="italic" officeooo:rsid="0064a365" style:font-size-asian="18pt" style:font-style-asian="italic" style:font-size-complex="18pt" style:font-style-complex="italic"/>
    </style:style>
    <style:style style:name="T51" style:family="text">
      <style:text-properties style:font-name="Arial1" fo:font-size="18pt" fo:font-style="italic" officeooo:rsid="0068c84d" style:font-size-asian="18pt" style:font-style-asian="italic" style:font-size-complex="18pt" style:font-style-complex="italic"/>
    </style:style>
    <style:style style:name="T52" style:family="text">
      <style:text-properties style:font-name="Arial1" fo:font-size="18pt" fo:font-style="italic" officeooo:rsid="006a8335" style:font-size-asian="18pt" style:font-style-asian="italic" style:font-size-complex="18pt" style:font-style-complex="italic"/>
    </style:style>
    <style:style style:name="T53" style:family="text">
      <style:text-properties officeooo:rsid="000c6f4e"/>
    </style:style>
    <style:style style:name="T54" style:family="text">
      <style:text-properties officeooo:rsid="000e34b9"/>
    </style:style>
    <style:style style:name="T55" style:family="text">
      <style:text-properties officeooo:rsid="00115aa4"/>
    </style:style>
    <style:style style:name="T56" style:family="text">
      <style:text-properties officeooo:rsid="00156704"/>
    </style:style>
    <style:style style:name="T57" style:family="text">
      <style:text-properties officeooo:rsid="001bf1a4"/>
    </style:style>
    <style:style style:name="T58" style:family="text">
      <style:text-properties officeooo:rsid="001d8e3e"/>
    </style:style>
    <style:style style:name="T59" style:family="text">
      <style:text-properties officeooo:rsid="00205e12"/>
    </style:style>
    <style:style style:name="T60" style:family="text">
      <style:text-properties fo:font-weight="normal" officeooo:rsid="002a104a" style:font-weight-asian="normal" style:font-weight-complex="normal"/>
    </style:style>
    <style:style style:name="T61" style:family="text">
      <style:text-properties fo:font-weight="normal" officeooo:rsid="002ee05c" style:font-weight-asian="normal" style:font-weight-complex="normal"/>
    </style:style>
    <style:style style:name="T62" style:family="text">
      <style:text-properties fo:font-weight="normal" officeooo:rsid="00305af5" style:font-weight-asian="normal" style:font-weight-complex="normal"/>
    </style:style>
    <style:style style:name="T63" style:family="text">
      <style:text-properties fo:font-weight="normal" officeooo:rsid="0034ca76" style:font-weight-asian="normal" style:font-weight-complex="normal"/>
    </style:style>
    <style:style style:name="T64" style:family="text">
      <style:text-properties fo:font-weight="normal" officeooo:rsid="0035762b" style:font-weight-asian="normal" style:font-weight-complex="normal"/>
    </style:style>
    <style:style style:name="T65" style:family="text">
      <style:text-properties officeooo:rsid="002a104a"/>
    </style:style>
    <style:style style:name="T66" style:family="text">
      <style:text-properties officeooo:rsid="002e85f8"/>
    </style:style>
    <style:style style:name="T67" style:family="text">
      <style:text-properties officeooo:rsid="0034658c"/>
    </style:style>
    <style:style style:name="T68" style:family="text">
      <style:text-properties officeooo:rsid="00367d74"/>
    </style:style>
    <style:style style:name="T69" style:family="text">
      <style:text-properties officeooo:rsid="0036d49a"/>
    </style:style>
    <style:style style:name="T70" style:family="text">
      <style:text-properties officeooo:rsid="00374b55"/>
    </style:style>
    <style:style style:name="T71" style:family="text">
      <style:text-properties officeooo:rsid="003817fd"/>
    </style:style>
    <style:style style:name="T72" style:family="text">
      <style:text-properties officeooo:rsid="003963ec"/>
    </style:style>
    <style:style style:name="T73" style:family="text">
      <style:text-properties officeooo:rsid="003d34bd"/>
    </style:style>
    <style:style style:name="T74" style:family="text">
      <style:text-properties officeooo:rsid="003edbd2"/>
    </style:style>
    <style:style style:name="T75" style:family="text">
      <style:text-properties officeooo:rsid="004167bf"/>
    </style:style>
    <style:style style:name="T76" style:family="text">
      <style:text-properties officeooo:rsid="0044672e"/>
    </style:style>
    <style:style style:name="T77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78" style:family="text">
      <style:text-properties style:text-line-through-style="none" style:text-line-through-type="none" style:font-name="Arial1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79" style:family="text">
      <style:text-properties style:text-line-through-style="none" style:text-line-through-type="none" style:font-name="Arial1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80" style:family="text">
      <style:text-properties officeooo:rsid="004f86b8"/>
    </style:style>
    <style:style style:name="T81" style:family="text">
      <style:text-properties officeooo:rsid="0056ac95"/>
    </style:style>
    <style:style style:name="T82" style:family="text">
      <style:text-properties officeooo:rsid="00571a5f"/>
    </style:style>
    <style:style style:name="T83" style:family="text">
      <style:text-properties officeooo:rsid="005b577b"/>
    </style:style>
    <style:style style:name="T84" style:family="text">
      <style:text-properties officeooo:rsid="005d2ddd"/>
    </style:style>
    <style:style style:name="T85" style:family="text">
      <style:text-properties officeooo:rsid="005deda8"/>
    </style:style>
    <style:style style:name="T86" style:family="text">
      <style:text-properties officeooo:rsid="0064a365"/>
    </style:style>
    <style:style style:name="T87" style:family="text">
      <style:text-properties officeooo:rsid="0065fb2f"/>
    </style:style>
    <style:style style:name="T88" style:family="text">
      <style:text-properties officeooo:rsid="0066f34a"/>
    </style:style>
    <style:style style:name="T89" style:family="text">
      <style:text-properties officeooo:rsid="0068c84d"/>
    </style:style>
    <style:style style:name="T90" style:family="text">
      <style:text-properties fo:font-weight="bold" officeooo:rsid="0068c84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29"><text:span text:style-name="T45">V</text:span><text:span text:style-name="T46">ersion 0.</text:span><text:span text:style-name="T51">6.</text:span><text:span text:style-name="T52">1</text:span><text:span text:style-name="T48"> </text:span><text:span text:style-name="T47">(</text:span><text:span text:style-name="T52">June 27</text:span><text:span text:style-name="T51">,</text:span><text:span text:style-name="T47"> 2021)</text:span></text:p>
      <text:p text:style-name="P27"/>
      <text:p text:style-name="P27"/>
      <text:p text:style-name="P2">Game<text:line-break/><text:tab/>DataModel</text:p>
      <text:p text:style-name="P3"><text:tab/><text:tab/>Instance</text:p>
      <text:p text:style-name="P3"><text:tab/><text:tab/><text:tab/><text:span text:style-name="T57">Standard Instance API:</text:span></text:p>
      <text:p text:style-name="P3"><text:tab/><text:tab/><text:tab/><text:span text:style-name="T58">Instance.GetChild(string Name);</text:span></text:p>
      <text:p text:style-name="P28"><text:span text:style-name="T2"><text:tab/><text:tab/><text:tab/></text:span><text:span text:style-name="T38">Get</text:span><text:span text:style-name="T39">s</text:span><text:span text:style-name="T38"> a child of this Instance with the </text:span><text:span text:style-name="T40">name</text:span><text:span text:style-name="T38"> Name</text:span></text:p>
      <text:p text:style-name="P28"><text:span text:style-name="T38"><text:tab/><text:tab/><text:tab/></text:span><text:span text:style-name="T15">Instance.GetFirstChildOfType(string ClassName);</text:span></text:p>
      <text:p text:style-name="P28"><text:span text:style-name="T15"><text:tab/><text:tab/><text:tab/></text:span><text:span text:style-name="T40">Gets the first child of this Instance with the ClassName ClassName.</text:span></text:p>
      <text:p text:style-name="P13"><text:tab/><text:tab/><text:tab/>Instance.GetLastChildOfType(string ClassName);</text:p>
      <text:p text:style-name="P32"><text:span text:style-name="T15"><text:tab/><text:tab/><text:tab/></text:span><text:span text:style-name="T40">Gets the last child of this Instance with the ClassName ClassName.</text:span></text:p>
      <text:p text:style-name="P3"><text:tab/><text:tab/><text:tab/><text:span text:style-name="T58">Instance.GetChildAt(int Id);</text:span></text:p>
      <text:p text:style-name="P3"><text:tab/><text:tab/><text:tab/><text:span text:style-name="T61">Get</text:span><text:span text:style-name="T62">s</text:span><text:span text:style-name="T61"> the child ID of this Instance.</text:span></text:p>
      <text:p text:style-name="P3"><text:tab/><text:tab/><text:tab/><text:span text:style-name="T58">Instance.GetFirstChild();</text:span></text:p>
      <text:p text:style-name="P3"><text:tab/><text:tab/><text:tab/><text:span text:style-name="T61">Get</text:span><text:span text:style-name="T62">s </text:span><text:span text:style-name="T61">the first child of this instance.</text:span></text:p>
      <text:p text:style-name="P3"><text:tab/><text:tab/><text:tab/><text:span text:style-name="T58">Instance.GetLastChild();</text:span></text:p>
      <text:p text:style-name="P3"><text:tab/><text:tab/><text:tab/><text:span text:style-name="T62">Gets the last child of this Instance.</text:span></text:p>
      <text:p text:style-name="P3"><text:tab/><text:tab/><text:tab/><text:span text:style-name="T58">Instance.GetParent();</text:span></text:p>
      <text:p text:style-name="P3"><text:tab/><text:tab/><text:tab/><text:span text:style-name="T62">Gets the Parent of this Instance.</text:span></text:p>
      <text:p text:style-name="P3"><text:tab/><text:tab/><text:tab/><text:span text:style-name="T58">Instance.AddChild(</text:span><text:span text:style-name="T67">Instance</text:span><text:span text:style-name="T58"> Chl);</text:span></text:p>
      <text:p text:style-name="P28"><text:span text:style-name="T2"><text:tab/><text:tab/><text:tab/></text:span><text:span text:style-name="T41">Adds the Instance </text:span><text:span text:style-name="T42">Chl</text:span><text:span text:style-name="T41"> to the children of this Instance.</text:span></text:p>
      <text:p text:style-name="P28"><text:span text:style-name="T41"><text:tab/><text:tab/><text:tab/></text:span><text:span text:style-name="T18">Instance.AddChild(string ClassName);</text:span></text:p>
      <text:p text:style-name="P24"><text:tab/><text:tab/><text:tab/>Adds a new Instance of type Lightning.Core.&lt;ClassName&gt; to the children of this Instance. </text:p>
      <text:p text:style-name="P28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28"><text:span text:style-name="T11"><text:tab/><text:tab/><text:tab/></text:span><text:span text:style-name="T42">Removes the Instance Chl from the children of this Instance.</text:span></text:p>
      <text:p text:style-name="P5"><text:span text:style-name="T58"><text:tab/><text:tab/><text:tab/>Instance.Remove</text:span><text:span text:style-name="T59">Child(string Name);</text:span></text:p>
      <text:p text:style-name="P5"><text:tab/><text:tab/><text:tab/><text:span text:style-name="T63">Removes the Instance with Name Name from the children of this Instance.</text:span></text:p>
      <text:p text:style-name="P3"><text:tab/><text:tab/><text:tab/><text:span text:style-name="T58">Instance.RemoveChildAt(int Id);</text:span></text:p>
      <text:p text:style-name="P3"><text:tab/><text:tab/><text:tab/><text:span text:style-name="T63">Removes the Instance at index Id from the children of this Instance.</text:span></text:p>
      <text:p text:style-name="P5"><text:tab/><text:tab/><text:tab/><text:span text:style-name="T59">Instance.RemoveAllChildren();</text:span></text:p>
      <text:p text:style-name="P3"><text:tab/><text:tab/><text:tab/><text:span text:style-name="T64">Removes all children of this Instance.</text:span></text:p>
      <text:p text:style-name="P26"><text:tab/><text:tab/><text:tab/><text:span text:style-name="T90">Instance.GetChildren();</text:span></text:p>
      <text:p text:style-name="P26"><text:span text:style-name="T90"><text:tab/><text:tab/><text:tab/></text:span><text:span text:style-name="T89">Returns all children of this Instnace.</text:span></text:p>
      <text:p text:style-name="P3"><text:span text:style-name="T64"><text:tab/><text:tab/><text:tab/></text:span><text:span text:style-name="T81">DataModelSerialiser</text:span></text:p>
      <text:p text:style-name="P25"><text:tab/><text:tab/><text:tab/><text:tab/><text:span text:style-name="T81">DDMS_Serialise(string Path);</text:span></text:p>
      <text:p text:style-name="P25"><text:tab/><text:tab/><text:tab/><text:tab/><text:span text:style-name="T81">DDMS_Deserialise(string Path);</text:span></text:p>
      <text:p text:style-name="P25"/>
      <text:p text:style-name="P3"><text:tab/><text:tab/><text:tab/><text:span text:style-name="T54">Service</text:span></text:p>
      <text:p text:style-name="P3"><text:tab/><text:tab/><text:tab/><text:tab/><text:span text:style-name="T54">LightingService</text:span></text:p>
      <text:p text:style-name="P3"><text:tab/><text:tab/><text:tab/><text:tab/><text:span text:style-name="T56">NetworkReplicator</text:span></text:p>
      <text:p text:style-name="P3"><text:tab/><text:tab/><text:tab/><text:tab/><text:span text:style-name="T56">NetworkService</text:span></text:p>
      <text:p text:style-name="P31"><text:span text:style-name="T2"><text:tab/><text:tab/><text:tab/><text:tab/></text:span><text:span text:style-name="T3">PhysicsService<text:line-break/><text:tab/><text:tab/><text:tab/><text:tab/>RenderService</text:span></text:p>
      <text:p text:style-name="P28"><text:span text:style-name="T3"><text:tab/><text:tab/><text:tab/><text:tab/></text:span><text:span text:style-name="T12">ScriptingService [Critical] (not sure if this should be a service?)</text:span></text:p>
      <text:p text:style-name="P28"><text:span text:style-name="T12"><text:tab/><text:tab/><text:tab/><text:tab/></text:span><text:span text:style-name="T13">SoundServic</text:span><text:span text:style-name="T31">e</text:span></text:p>
      <text:p text:style-name="P28"><text:span text:style-name="T31"><text:tab/><text:tab/><text:tab/><text:tab/><text:tab/></text:span><text:span text:style-name="T43">Play</text:span><text:span text:style-name="T44">();</text:span></text:p>
      <text:p text:style-name="P28"><text:span text:style-name="T44"><text:tab/><text:tab/><text:tab/><text:tab/><text:tab/>Pause();</text:span></text:p>
      <text:p text:style-name="P28"><text:soft-page-break/><text:span text:style-name="T44"><text:tab/><text:tab/><text:tab/><text:tab/><text:tab/></text:span></text:p>
      <text:p text:style-name="P4"><text:tab/><text:tab/><text:tab/><text:tab/><text:span text:style-name="T65">UIService </text:span><text:span text:style-name="T60">(Iris2) </text:span></text:p>
      <text:p text:style-name="P6"><text:tab/><text:tab/><text:tab/><text:tab/><text:span text:style-name="T55">SettingsService</text:span></text:p>
      <text:p text:style-name="P6"><text:tab/><text:tab/><text:tab/><text:tab/></text:p>
      <text:p text:style-name="P6"><text:tab/><text:tab/><text:tab/><text:tab/><text:tab/><text:span text:style-name="T68">OnStart():</text:span></text:p>
      <text:p text:style-name="P6"><text:tab/><text:tab/><text:tab/><text:tab/><text:tab/><text:span text:style-name="T68">OnShutdown();</text:span></text:p>
      <text:p text:style-name="P36"><text:tab/><text:tab/><text:tab/><text:tab/><text:tab/><text:span text:style-name="T68">delegate OnUnexpectedShutdown(); </text:span><text:span text:style-name="T69">=&gt; Notifies SCM immediately </text:span><text:span text:style-name="T77">REPLACED WITH SERVICENOTIFICATIONS April 9, 2021</text:span></text:p>
      <text:p text:style-name="P6"><text:tab/><text:tab/><text:tab/><text:tab/><text:tab/><text:span text:style-name="T69">ServiceImportance Importance</text:span></text:p>
      <text:p text:style-name="P6"><text:tab/><text:tab/><text:tab/><text:tab/><text:tab/><text:span text:style-name="T71">OnPoll();</text:span></text:p>
      <text:p text:style-name="P8"><text:tab/><text:tab/><text:tab/><text:span text:style-name="T68">ServiceControlManager</text:span></text:p>
      <text:p text:style-name="P9"><text:tab/><text:tab/><text:tab/><text:tab/><text:span text:style-name="T70">ServiceStartResult </text:span><text:span text:style-name="T73">I</text:span><text:span text:style-name="T70">nitStartupServices(List&lt;ServiceStartupCommand&gt; StartupServices)</text:span></text:p>
      <text:p text:style-name="P33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75">Class</text:span>Name)</text:p>
      <text:p text:style-name="P33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75">IsServiceRunning(string ClassName)</text:span></text:p>
      <text:p text:style-name="P9"><text:tab/><text:tab/><text:tab/><text:span text:style-name="T82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29"><text:span text:style-name="T2"><text:tab/><text:tab/><text:tab/><text:tab/><text:tab/>[Static] Color</text:span><text:span text:style-name="T3">4</text:span><text:span text:style-name="T2">.FromRelative(string Colour);</text:span></text:p>
      <text:p text:style-name="P29"><text:span text:style-name="T2"><text:tab/><text:tab/><text:tab/><text:tab/><text:tab/>[Static] Color</text:span><text:span text:style-name="T3">4.</text:span><text:span text:style-name="T2">FromHex(string Colour);</text:span></text:p>
      <text:p text:style-name="P29"><text:span text:style-name="T2"><text:tab/><text:tab/><text:tab/><text:tab/></text:span><text:span text:style-name="T26">Control</text:span></text:p>
      <text:p text:style-name="P29"><text:span text:style-name="T26"><text:tab/><text:tab/><text:tab/><text:tab/><text:tab/>SDL.SDL_Ke</text:span><text:span text:style-name="T27">ysyn</text:span><text:span text:style-name="T26"> KeyCode { get; set; }</text:span></text:p>
      <text:p text:style-name="P29"><text:span text:style-name="T26"><text:tab/><text:tab/><text:tab/><text:tab/><text:tab/></text:span><text:span text:style-name="T28">bool IsRepeated { get; set; } </text:span></text:p>
      <text:p text:style-name="P29"><text:span text:style-name="T2"><text:tab/><text:tab/><text:tab/><text:tab/></text:span><text:span text:style-name="T6">EnumInstance</text:span></text:p>
      <text:p text:style-name="P29"><text:span text:style-name="T6"><text:tab/><text:tab/><text:tab/><text:tab/><text:tab/></text:span><text:span text:style-name="T9">EnumInstance.AddValue(string Name);</text:span></text:p>
      <text:p text:style-name="P29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29"><text:span text:style-name="T6"><text:tab/><text:tab/><text:tab/><text:tab/></text:span><text:span text:style-name="T9">Game</text:span><text:span text:style-name="T7">Metadata</text:span></text:p>
      <text:p text:style-name="P30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30"><text:span text:style-name="T7"><text:tab/><text:tab/><text:tab/><text:tab/><text:tab/></text:span><text:span text:style-name="T11">string GameMetadata.Description</text:span></text:p>
      <text:p text:style-name="P29"><text:span text:style-name="T7"><text:tab/><text:tab/><text:tab/><text:tab/><text:tab/></text:span><text:span text:style-name="T9">Game</text:span><text:span text:style-name="T7">Metadata.CreationDate</text:span></text:p>
      <text:p text:style-name="P29"><text:span text:style-name="T7"><text:tab/><text:tab/><text:tab/><text:tab/><text:tab/></text:span><text:span text:style-name="T9">Game</text:span><text:span text:style-name="T8">Metadata.LastModifiedDate</text:span></text:p>
      <text:p text:style-name="P29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54">[Operator]*</text:span></text:p>
      <text:p text:style-name="P34"><text:tab/><text:tab/><text:tab/><text:tab/><text:span text:style-name="T72">Game</text:span><text:span text:style-name="T55">Settings</text:span></text:p>
      <text:p text:style-name="P34"><text:tab/><text:tab/><text:tab/><text:tab/><text:tab/><text:tab/><text:span text:style-name="T74">GetSettingResult GetSetting(string Name);</text:span></text:p>
      <text:p text:style-name="P35"><text:tab/><text:tab/><text:tab/><text:tab/><text:tab/><text:span text:style-name="T72">GameS</text:span><text:span text:style-name="T57">etting</text:span></text:p>
      <text:p text:style-name="P35"><text:tab/><text:tab/><text:tab/><text:tab/><text:tab/><text:tab/><text:span text:style-name="T74">string GameSetting.SettingName;</text:span></text:p>
      <text:p text:style-name="P35"><text:tab/><text:tab/><text:tab/><text:tab/><text:tab/><text:tab/><text:span text:style-name="T74">Type GameSetting.SettingType;</text:span></text:p>
      <text:p text:style-name="P35"><text:tab/><text:tab/><text:tab/><text:tab/><text:tab/><text:tab/><text:span text:style-name="T74">object GameSetting.SettingValue;</text:span></text:p>
      <text:p text:style-name="P3"><text:tab/><text:tab/><text:tab/><text:tab/><text:span text:style-name="T53">PhysicalObject</text:span></text:p>
      <text:p text:style-name="P2"><text:tab/><text:tab/><text:tab/><text:tab/><text:tab/><text:span text:style-name="T53">Vector2 Position</text:span></text:p>
      <text:p text:style-name="P2"><text:tab/><text:tab/><text:tab/><text:tab/><text:tab/><text:span text:style-name="T53">Vector2 Size</text:span></text:p>
      <text:p text:style-name="P29"><text:span text:style-name="T2"><text:tab/><text:tab/><text:tab/><text:tab/><text:tab/></text:span><text:span text:style-name="T4">string </text:span><text:span text:style-name="T5">SpritePath</text:span></text:p>
      <text:p text:style-name="P29"><text:span text:style-name="T5"><text:tab/><text:tab/><text:tab/><text:tab/><text:tab/></text:span><text:span text:style-name="T36">int Zindex { get; set; } </text:span></text:p>
      <text:p text:style-name="P37"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78">As of 4/11/2021 </text:span><text:span text:style-name="T79">Textures are children of PhysicalObjects.</text:span></text:p>
      <text:p text:style-name="P12"><text:tab/><text:tab/><text:tab/><text:tab/><text:tab/>Animation</text:p>
      <text:p text:style-name="P29"><text:soft-page-break/><text:span text:style-name="T5"><text:tab/><text:tab/><text:tab/><text:tab/><text:tab/></text:span><text:span text:style-name="T12">Font</text:span></text:p>
      <text:p text:style-name="P29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66">Texture</text:span></text:p>
      <text:p text:style-name="P10"><text:tab/><text:tab/><text:tab/><text:tab/><text:tab/><text:tab/><text:span text:style-name="T76">bool IsBackground { get; set; }</text:span></text:p>
      <text:p text:style-name="P29"><text:span text:style-name="T5"><text:tab/><text:tab/><text:tab/><text:tab/><text:tab/><text:tab/></text:span><text:span text:style-name="T12">TextureDisplayMode</text:span></text:p>
      <text:p text:style-name="P29"><text:span text:style-name="T12"><text:tab/><text:tab/><text:tab/><text:tab/><text:tab/><text:tab/><text:tab/>0 = </text:span><text:span text:style-name="T13">Tile</text:span></text:p>
      <text:p text:style-name="P29"><text:span text:style-name="T13"><text:tab/><text:tab/><text:tab/><text:tab/><text:tab/><text:tab/><text:tab/>1 = </text:span><text:span text:style-name="T14">Stretch</text:span></text:p>
      <text:p text:style-name="P29"><text:span text:style-name="T14"><text:tab/><text:tab/><text:tab/><text:tab/><text:tab/><text:tab/><text:tab/>2 = </text:span><text:span text:style-name="T35">Normal</text:span></text:p>
      <text:p text:style-name="P23"><text:tab/><text:tab/><text:tab/><text:tab/><text:tab/><text:tab/><text:tab/>3 = CustomTile</text:p>
      <text:p text:style-name="P23"><text:tab/><text:tab/><text:tab/><text:tab/><text:tab/><text:tab/>int CustomTileAmount { get; set; } </text:p>
      <text:p text:style-name="P29"><text:span text:style-name="T21"><text:tab/><text:tab/><text:tab/><text:tab/><text:tab/></text:span><text:span text:style-name="T22">Primitive</text:span></text:p>
      <text:p text:style-name="P38"><text:span text:style-name="T22"><text:tab/><text:tab/><text:tab/><text:tab/><text:tab/><text:tab/></text:span><text:span text:style-name="T23">Color3 Color { get; set; } </text:span></text:p>
      <text:p text:style-name="P38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29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29"><text:span text:style-name="T23"><text:tab/><text:tab/><text:tab/><text:tab/><text:tab/><text:tab/><text:tab/></text:span><text:span text:style-name="T25">(only uses Render method as of 4/13/21)</text:span></text:p>
      <text:p text:style-name="P29"><text:span text:style-name="T25"><text:tab/><text:tab/><text:tab/><text:tab/><text:tab/><text:tab/></text:span><text:span text:style-name="T27">ControllableObject</text:span></text:p>
      <text:p text:style-name="P29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29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81">CameraType CameraType { get; set; }</text:span></text:p>
      <text:p text:style-name="P29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81">CameraType</text:span></text:p>
      <text:p text:style-name="P19"><text:tab/><text:tab/><text:tab/><text:tab/><text:tab/><text:tab/><text:tab/><text:tab/><text:tab/><text:span text:style-name="T81">Free = 0</text:span></text:p>
      <text:p text:style-name="P19"><text:tab/><text:tab/><text:tab/><text:tab/><text:tab/><text:tab/><text:tab/><text:tab/><text:tab/><text:span text:style-name="T81">FollowObject = 1</text:span></text:p>
      <text:p text:style-name="P19"><text:tab/><text:tab/><text:tab/><text:tab/><text:tab/><text:tab/><text:tab/><text:tab/><text:tab/><text:span text:style-name="T81">ChaseObject = 2</text:span></text:p>
      <text:p text:style-name="P19"><text:tab/><text:tab/><text:tab/><text:tab/><text:tab/><text:tab/><text:tab/><text:tab/><text:tab/><text:span text:style-name="T81">Fixed = 3</text:span></text:p>
      <text:p text:style-name="P19"><text:tab/><text:tab/><text:tab/><text:tab/><text:tab/><text:tab/><text:tab/><text:tab/><text:tab/><text:span text:style-name="T81">[more to come]</text:span></text:p>
      <text:p text:style-name="P19"><text:tab/><text:tab/><text:tab/><text:tab/><text:tab/><text:tab/><text:tab/><text:span text:style-name="T86">Humanoid</text:span></text:p>
      <text:p text:style-name="P20"><text:tab/><text:tab/><text:tab/><text:tab/><text:tab/><text:tab/><text:tab/><text:tab/><text:span text:style-name="T86">string </text:span><text:span text:style-name="T87">Char</text:span><text:span text:style-name="T86">Name { get; set; }</text:span></text:p>
      <text:p text:style-name="P19"><text:tab/><text:tab/><text:tab/><text:tab/><text:tab/><text:tab/><text:tab/><text:tab/><text:span text:style-name="T86">int Health { get; set; }</text:span></text:p>
      <text:p text:style-name="P19"><text:tab/><text:tab/><text:tab/><text:tab/><text:tab/><text:tab/><text:tab/><text:tab/><text:span text:style-name="T86">int MaxHealth { get; set; } </text:span></text:p>
      <text:p text:style-name="P19"><text:tab/><text:tab/><text:tab/><text:tab/><text:tab/><text:tab/><text:tab/><text:tab/><text:span text:style-name="T88">bool Invincible { get; set; }</text:span></text:p>
      <text:p text:style-name="P19"><text:tab/><text:tab/><text:tab/><text:tab/><text:tab/><text:tab/><text:tab/><text:tab/><text:span text:style-name="T88">Vector2 KillPlane { get; set; }</text:span></text:p>
      <text:p text:style-name="P19"><text:tab/><text:tab/><text:tab/><text:tab/><text:tab/><text:tab/><text:tab/><text:tab/><text:span text:style-name="T88">Vector2 RespawnPoint { get; set; }</text:span></text:p>
      <text:p text:style-name="P19"><text:tab/><text:tab/><text:tab/><text:tab/><text:tab/><text:tab/><text:tab/><text:tab/><text:span text:style-name="T88">Color3 LowHealthColour { get; set; }</text:span></text:p>
      <text:p text:style-name="P40"><text:span text:style-name="T25"><text:tab/><text:tab/><text:tab/><text:tab/><text:tab/><text:tab/><text:tab/><text:tab/></text:span><text:span text:style-name="T37">Color3 MediumHealthColour { get; set; }</text:span></text:p>
      <text:p text:style-name="P21"><text:tab/><text:tab/><text:tab/><text:tab/><text:tab/><text:tab/><text:tab/><text:tab/><text:span text:style-name="T88">Color3 HighHealthColour { get; set; }</text:span></text:p>
      <text:p text:style-name="P40"><text:span text:style-name="T25"><text:tab/><text:tab/><text:tab/><text:tab/><text:tab/><text:tab/><text:tab/><text:tab/></text:span><text:span text:style-name="T37">double LowHealthThreshold <text:s/>get; set; }</text:span></text:p>
      <text:p text:style-name="P40"><text:span text:style-name="T25"><text:tab/><text:tab/><text:tab/><text:tab/><text:tab/><text:tab/><text:tab/><text:tab/></text:span><text:span text:style-name="T37">double MediumHealthThreshold { get; set; }</text:span></text:p>
      <text:p text:style-name="P40"><text:span text:style-name="T25"><text:tab/><text:tab/><text:tab/><text:tab/><text:tab/><text:tab/><text:tab/><text:tab/></text:span><text:span text:style-name="T37">double HighHealthThreshold { get; set; }</text:span></text:p>
      <text:p text:style-name="P41"><text:tab/><text:tab/><text:tab/><text:tab/><text:tab/><text:tab/><text:tab/><text:tab/>bool DisplayName { get; set; }</text:p>
      <text:p text:style-name="P41"><text:tab/><text:tab/><text:tab/><text:tab/><text:tab/><text:tab/><text:tab/><text:tab/>bool DisplayHealthBar { get; set; }</text:p>
      <text:p text:style-name="P41"><text:tab/><text:tab/><text:tab/><text:tab/><text:tab/><text:tab/><text:tab/><text:tab/>int HealthBarLength { get; set; }</text:p>
      <text:p text:style-name="P41"><text:tab/><text:tab/><text:tab/><text:tab/><text:tab/><text:tab/><text:tab/><text:tab/>Color3 HealthBarColour2 { get; set; }</text:p>
      <text:p text:style-name="P41"><text:soft-page-break/><text:tab/><text:tab/><text:tab/><text:tab/><text:tab/><text:tab/><text:tab/><text:tab/>string KeyLeft { get; set; }</text:p>
      <text:p text:style-name="P41"><text:tab/><text:tab/><text:tab/><text:tab/><text:tab/><text:tab/><text:tab/><text:tab/>string KeyRight { get; set; }</text:p>
      <text:p text:style-name="P41"><text:tab/><text:tab/><text:tab/><text:tab/><text:tab/><text:tab/><text:tab/><text:tab/>string KeyJump { get; set; }</text:p>
      <text:p text:style-name="P19"><text:tab/><text:tab/><text:tab/><text:tab/><text:tab/><text:span text:style-name="T83">Sound</text:span></text:p>
      <text:p text:style-name="P29"><text:span text:style-name="T25"><text:tab/><text:tab/><text:tab/><text:tab/><text:tab/><text:tab/></text:span><text:span text:style-name="T34">bool Is3D { get; set; } </text:span><text:span text:style-name="T32"><text:line-break/><text:tab/><text:tab/><text:tab/><text:tab/><text:tab/><text:tab/></text:span><text:span text:style-name="T33">string Path { get; set; }</text:span></text:p>
      <text:p text:style-name="P39"><text:span text:style-name="T33"><text:tab/><text:tab/><text:tab/><text:tab/><text:tab/><text:tab/></text:span><text:span text:style-name="T32">bool Playing { get; set; }</text:span></text:p>
      <text:p text:style-name="P39"><text:span text:style-name="T32"><text:tab/><text:tab/><text:tab/><text:tab/><text:tab/><text:tab/></text:span><text:span text:style-name="T34">bool Repeat { get; set; }</text:span></text:p>
      <text:p text:style-name="P22"><text:tab/><text:tab/><text:tab/><text:tab/><text:tab/><text:tab/>double Volume { get; set; }</text:p>
      <text:p text:style-name="P22"><text:tab/><text:tab/><text:tab/><text:tab/><text:tab/><text:tab/><text:span text:style-name="T86">int LoopCount { get; set; }</text:span></text:p>
      <text:p text:style-name="P22"><text:tab/><text:tab/><text:tab/><text:tab/><text:tab/><text:tab/><text:span text:style-name="T86">SDL.SDL_Chunk ChunkPtr { get; set; }</text:span></text:p>
      <text:p text:style-name="P22"/>
      <text:p text:style-name="P22"><text:tab/><text:tab/><text:tab/><text:tab/><text:tab/><text:tab/><text:span text:style-name="T84">Sound</text:span><text:span text:style-name="T85">FX</text:span></text:p>
      <text:p text:style-name="P29"><text:span text:style-name="T33"><text:tab/><text:tab/><text:tab/><text:tab/><text:tab/><text:tab/><text:tab/></text:span><text:span text:style-name="T35">PanSoundFX</text:span></text:p>
      <text:p text:style-name="P23"><text:tab/><text:tab/><text:tab/><text:tab/><text:tab/><text:tab/><text:tab/>ReverbSoundFX<text:tab/></text:p>
      <text:p text:style-name="P23"><text:tab/><text:tab/><text:tab/><text:tab/><text:tab/><text:span text:style-name="T88">Sky</text:span></text:p>
      <text:p text:style-name="P23"/>
      <text:p text:style-name="P23"><text:tab/><text:tab/><text:tab/><text:tab/><text:tab/><text:tab/><text:tab/></text:p>
      <text:p text:style-name="P22"><text:tab/><text:tab/><text:tab/><text:tab/><text:tab/><text:tab/><text:tab/></text:p>
      <text:p text:style-name="P22"><text:tab/><text:tab/><text:tab/><text:tab/><text:tab/><text:tab/></text:p>
      <text:p text:style-name="P2"/>
      <text:p text:style-name="P6"><text:tab/><text:tab/><text:tab/><text:tab/>Vector2</text:p>
      <text:p text:style-name="P6"><text:tab/><text:tab/><text:tab/><text:tab/><text:tab/><text:span text:style-name="T54">[Operator]+</text:span></text:p>
      <text:p text:style-name="P6"><text:tab/><text:tab/><text:tab/><text:tab/><text:tab/><text:span text:style-name="T54">[Operator]-</text:span></text:p>
      <text:p text:style-name="P7"><text:tab/><text:tab/><text:tab/><text:tab/><text:tab/><text:span text:style-name="T54">[Operator]/</text:span></text:p>
      <text:p text:style-name="P7"><text:tab/><text:tab/><text:tab/><text:tab/><text:tab/><text:span text:style-name="T80">[Operator]*</text:span></text:p>
      <text:p text:style-name="P7"><text:tab/><text:tab/><text:tab/><text:tab/><text:tab/><text:span text:style-name="T80">[Operator]=</text:span><text:span text:style-name="T81">=</text:span></text:p>
      <text:p text:style-name="P7"><text:tab/><text:tab/><text:tab/><text:tab/><text:tab/><text:span text:style-name="T81">[Operator]!=</text:span></text:p>
      <text:p text:style-name="P7"><text:tab/><text:tab/><text:tab/><text:tab/><text:span text:style-name="T67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6-27T14:02:54.727000000</dc:date>
    <meta:editing-duration>P2DT16H43M45S</meta:editing-duration>
    <meta:editing-cycles>47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176" meta:word-count="613" meta:character-count="5636" meta:non-whitespace-character-count="4250"/>
  </office:meta>
</office:document-meta>
</file>